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9b7" officeooo:paragraph-rsid="000389b7"/>
    </style:style>
    <style:style style:name="P2" style:family="paragraph" style:parent-style-name="Standard">
      <style:text-properties officeooo:rsid="00044c66" officeooo:paragraph-rsid="00044c66"/>
    </style:style>
    <style:style style:name="P3" style:family="paragraph" style:parent-style-name="Standard">
      <style:text-properties officeooo:rsid="0004d76b" officeooo:paragraph-rsid="0004d76b"/>
    </style:style>
    <style:style style:name="P4" style:family="paragraph" style:parent-style-name="Standard">
      <style:text-properties officeooo:rsid="0006f2f0" officeooo:paragraph-rsid="0006f2f0"/>
    </style:style>
    <style:style style:name="P5" style:family="paragraph" style:parent-style-name="Standard">
      <style:text-properties officeooo:rsid="0005d177" officeooo:paragraph-rsid="0005d177"/>
    </style:style>
    <style:style style:name="P6" style:family="paragraph" style:parent-style-name="Standard">
      <style:text-properties officeooo:paragraph-rsid="0008649f"/>
    </style:style>
    <style:style style:name="P7" style:family="paragraph" style:parent-style-name="Standard">
      <style:text-properties fo:color="#008000" style:font-name="Droid Sans Mono" fo:font-size="12pt" fo:font-weight="normal" officeooo:rsid="0008649f" officeooo:paragraph-rsid="0008649f" fo:background-color="#ffffff"/>
    </style:style>
    <style:style style:name="P8" style:family="paragraph" style:parent-style-name="Text_20_body">
      <style:text-properties fo:font-weight="normal" officeooo:rsid="0013741d" officeooo:paragraph-rsid="0013741d" style:font-weight-asian="normal" style:font-weight-complex="normal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 style:list-style-name="L1">
      <style:text-properties officeooo:rsid="00044c66" officeooo:paragraph-rsid="00044c66"/>
    </style:style>
    <style:style style:name="P11" style:family="paragraph" style:parent-style-name="Standard" style:list-style-name="L2">
      <style:text-properties officeooo:rsid="0005d177" officeooo:paragraph-rsid="0005d177"/>
    </style:style>
    <style:style style:name="P12" style:family="paragraph" style:parent-style-name="Standard" style:list-style-name="L2">
      <style:text-properties officeooo:rsid="0004d76b" officeooo:paragraph-rsid="0004d76b"/>
    </style:style>
    <style:style style:name="P13" style:family="paragraph" style:parent-style-name="Standard" style:list-style-name="L3">
      <style:text-properties officeooo:rsid="0006a6b3" officeooo:paragraph-rsid="0006a6b3"/>
    </style:style>
    <style:style style:name="P14" style:family="paragraph" style:parent-style-name="Standard" style:list-style-name="L4">
      <style:text-properties officeooo:rsid="0006f2f0" officeooo:paragraph-rsid="0006f2f0"/>
    </style:style>
    <style:style style:name="P15" style:family="paragraph" style:parent-style-name="Text_20_body" style:list-style-name="L5">
      <style:text-properties officeooo:paragraph-rsid="000e8e09"/>
    </style:style>
    <style:style style:name="P16" style:family="paragraph" style:parent-style-name="Text_20_body" style:list-style-name="L5">
      <style:text-properties officeooo:paragraph-rsid="00102e46"/>
    </style:style>
    <style:style style:name="P17" style:family="paragraph" style:parent-style-name="Text_20_body" style:list-style-name="L5">
      <style:text-properties officeooo:rsid="000d750e" officeooo:paragraph-rsid="000d750e"/>
    </style:style>
    <style:style style:name="P18" style:family="paragraph" style:parent-style-name="Text_20_body" style:list-style-name="L5">
      <style:text-properties officeooo:rsid="00144173" officeooo:paragraph-rsid="00144173"/>
    </style:style>
    <style:style style:name="P19" style:family="paragraph" style:parent-style-name="Text_20_body" style:list-style-name="L5">
      <style:text-properties officeooo:rsid="00102e46" officeooo:paragraph-rsid="00102e46"/>
    </style:style>
    <style:style style:name="P20" style:family="paragraph" style:parent-style-name="Text_20_body" style:list-style-name="L5">
      <style:text-properties officeooo:rsid="00102e46" officeooo:paragraph-rsid="0012a885"/>
    </style:style>
    <style:style style:name="P21" style:family="paragraph" style:parent-style-name="Text_20_body" style:list-style-name="L5">
      <style:text-properties officeooo:rsid="0012a885" officeooo:paragraph-rsid="0012a885"/>
    </style:style>
    <style:style style:name="P22" style:family="paragraph" style:parent-style-name="Text_20_body" style:list-style-name="L5">
      <style:text-properties fo:font-weight="normal" officeooo:rsid="0013741d" officeooo:paragraph-rsid="0013741d" style:font-weight-asian="normal" style:font-weight-complex="normal"/>
    </style:style>
    <style:style style:name="P23" style:family="paragraph" style:parent-style-name="Text_20_body" style:list-style-name="L6">
      <style:text-properties fo:font-weight="normal" officeooo:rsid="001a628b" officeooo:paragraph-rsid="001c254f" style:font-weight-asian="normal" style:font-weight-complex="normal"/>
    </style:style>
    <style:style style:name="P24" style:family="paragraph" style:parent-style-name="Text_20_body" style:list-style-name="L6">
      <style:text-properties fo:font-weight="normal" officeooo:rsid="001a628b" officeooo:paragraph-rsid="001a628b" style:font-weight-asian="normal" style:font-weight-complex="normal"/>
    </style:style>
    <style:style style:name="P25" style:family="paragraph" style:parent-style-name="Text_20_body">
      <style:text-properties fo:font-weight="normal" officeooo:rsid="001a628b" officeooo:paragraph-rsid="001c0788" style:font-weight-asian="normal" style:font-weight-complex="normal"/>
    </style:style>
    <style:style style:name="P26" style:family="paragraph" style:parent-style-name="Text_20_body" style:list-style-name="L6">
      <style:text-properties officeooo:paragraph-rsid="001a628b"/>
    </style:style>
    <style:style style:name="P27" style:family="paragraph" style:parent-style-name="Text_20_body" style:list-style-name="L6">
      <style:text-properties officeooo:paragraph-rsid="001c0788"/>
    </style:style>
    <style:style style:name="P28" style:family="paragraph" style:parent-style-name="Text_20_body" style:list-style-name="L6">
      <style:text-properties officeooo:rsid="001c0788" officeooo:paragraph-rsid="001c0788"/>
    </style:style>
    <style:style style:name="T1" style:family="text">
      <style:text-properties officeooo:rsid="0008649f"/>
    </style:style>
    <style:style style:name="T2" style:family="text">
      <style:text-properties fo:color="#008000" style:font-name="Droid Sans Mono" fo:font-size="12pt" fo:font-weight="normal" fo:background-color="#ffffff" loext:char-shading-value="0"/>
    </style:style>
    <style:style style:name="T3" style:family="text">
      <style:text-properties fo:color="#008000" style:font-name="Droid Sans Mono" fo:font-size="12pt" fo:font-weight="normal" officeooo:rsid="0008649f" fo:background-color="#ffffff" loext:char-shading-value="0"/>
    </style:style>
    <style:style style:name="T4" style:family="text">
      <style:text-properties officeooo:rsid="0008c289"/>
    </style:style>
    <style:style style:name="T5" style:family="text">
      <style:text-properties officeooo:rsid="00102e46"/>
    </style:style>
    <style:style style:name="T6" style:family="text">
      <style:text-properties officeooo:rsid="00127303"/>
    </style:style>
    <style:style style:name="T7" style:family="text">
      <style:text-properties officeooo:rsid="00129b9d"/>
    </style:style>
    <style:style style:name="T8" style:family="text">
      <style:text-properties officeooo:rsid="0012a88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6488c"/>
    </style:style>
    <style:style style:name="T11" style:family="text">
      <style:text-properties officeooo:rsid="0017fb0f"/>
    </style:style>
    <style:style style:name="T12" style:family="text">
      <style:text-properties officeooo:rsid="001842b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a628b" style:font-weight-asian="normal" style:font-weight-complex="normal"/>
    </style:style>
    <style:style style:name="T15" style:family="text">
      <style:text-properties fo:font-weight="normal" officeooo:rsid="001c0788" style:font-weight-asian="normal" style:font-weight-complex="normal"/>
    </style:style>
    <style:style style:name="T16" style:family="text">
      <style:text-properties fo:font-weight="normal" officeooo:rsid="00203a4a" style:font-weight-asian="normal" style:font-weight-complex="normal"/>
    </style:style>
    <style:style style:name="T17" style:family="text">
      <style:text-properties fo:font-weight="normal" officeooo:rsid="0020e029" style:font-weight-asian="normal" style:font-weight-complex="normal"/>
    </style:style>
    <style:style style:name="T18" style:family="text">
      <style:text-properties fo:color="#000080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color="#000080" fo:language="zxx" fo:country="none" style:text-underline-style="solid" style:text-underline-width="auto" style:text-underline-color="font-color" fo:font-weight="normal" officeooo:rsid="001c0788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color="#000080" fo:language="zxx" fo:country="none" style:text-underline-style="solid" style:text-underline-width="auto" style:text-underline-color="font-color" fo:font-weight="normal" officeooo:rsid="001a628b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officeooo:rsid="001c25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utline</text:p>
      <text:h text:style-name="P9" text:outline-level="1">Day 01</text:h>
      <text:p text:style-name="P1">One line text in html file and how it displays on the browser</text:p>
      <text:p text:style-name="P1">add &lt;strong&gt; tag</text:p>
      <text:p text:style-name="P1">doctype tag</text:p>
      <text:p text:style-name="P1">html minimal structure</text:p>
      <text:p text:style-name="P1">title tag</text:p>
      <text:p text:style-name="P2">Tags covered:</text:p>
      <text:list xml:id="list3142289007" text:style-name="L1">
        <text:list-item>
          <text:p text:style-name="P10">br</text:p>
        </text:list-item>
        <text:list-item>
          <text:p text:style-name="P10">hr</text:p>
        </text:list-item>
        <text:list-item>
          <text:p text:style-name="P10">strong</text:p>
        </text:list-item>
        <text:list-item>
          <text:p text:style-name="P10">b</text:p>
        </text:list-item>
        <text:list-item>
          <text:p text:style-name="P10">i</text:p>
        </text:list-item>
        <text:list-item>
          <text:p text:style-name="P10">sub</text:p>
        </text:list-item>
        <text:list-item>
          <text:p text:style-name="P10">sup</text:p>
        </text:list-item>
      </text:list>
      <text:p text:style-name="P2"/>
      <text:h text:style-name="P9" text:outline-level="1">Day 02</text:h>
      <text:p text:style-name="P3">Tags covered:</text:p>
      <text:list xml:id="list3844511485" text:style-name="L2">
        <text:list-item>
          <text:p text:style-name="P11">span</text:p>
        </text:list-item>
        <text:list-item>
          <text:p text:style-name="P12">div</text:p>
        </text:list-item>
      </text:list>
      <text:p text:style-name="P5">tag property</text:p>
      <text:list xml:id="list1320945705" text:style-name="L3">
        <text:list-item>
          <text:p text:style-name="P13">id</text:p>
        </text:list-item>
        <text:list-item>
          <text:p text:style-name="P13">style</text:p>
        </text:list-item>
      </text:list>
      <text:p text:style-name="P4">Styles:</text:p>
      <text:list xml:id="list1939085640" text:style-name="L4">
        <text:list-item>
          <text:p text:style-name="P14">color</text:p>
        </text:list-item>
        <text:list-item>
          <text:p text:style-name="P14">background-color</text:p>
        </text:list-item>
        <text:list-item>
          <text:p text:style-name="P14">font-weight</text:p>
        </text:list-item>
      </text:list>
      <text:p text:style-name="P4"/>
      <text:p text:style-name="P6"><text:span text:style-name="T1">HTML comment: </text:span><text:span text:style-name="T2">&lt;!-- </text:span><text:span text:style-name="T3">--&gt;</text:span></text:p>
      <text:p text:style-name="P7"/>
      <text:h text:style-name="P9" text:outline-level="1">Day 03</text:h>
      <text:list xml:id="list1128979828" text:style-name="L5">
        <text:list-item>
          <text:p text:style-name="P17">Head<text:span text:style-name="T10">ing</text:span> tags (h1, h2, h3, ...)</text:p>
        </text:list-item>
        <text:list-item>
          <text:p text:style-name="P15"><text:span text:style-name="T4">Html entities: </text:span><text:span text:style-name="T11">check </text:span><text:a xlink:type="simple" xlink:href="https://www.w3schools.com/html/html_entities.asp" text:style-name="Internet_20_link" text:visited-style-name="Visited_20_Internet_20_Link"><text:span text:style-name="T4">https://www.w3schools.com/html/html_entities.asp</text:span></text:a></text:p>
        </text:list-item>
        <text:list-item>
          <text:p text:style-name="P18">CSS properties that are inherited: check the “<text:span text:style-name="T9">Inherited?</text:span>” column in this link: https://www.w3.org/TR/CSS21/propidx.html</text:p>
        </text:list-item>
        <text:list-item>
          <text:p text:style-name="P16"><text:span text:style-name="T5">CSS </text:span><text:span text:style-name="T11">I</text:span><text:span text:style-name="T5">nheritance</text:span></text:p>
        </text:list-item>
        <text:list-item>
          <text:p text:style-name="P16"><text:span text:style-name="T5">CSS Order: </text:span><text:span text:style-name="T6">if </text:span><text:span text:style-name="T7">specificity</text:span><text:span text:style-name="T6"> is same, what comes later will win</text:span></text:p>
        </text:list-item>
        <text:list-item>
          <text:p text:style-name="P19"><text:span text:style-name="T11">CSS S</text:span>pecificity</text:p>
          <text:list>
            <text:list-item>
              <text:p text:style-name="P20"><text:span text:style-name="T7">inline style </text:span><text:span text:style-name="T8">wins</text:span></text:p>
            </text:list-item>
            <text:list-item>
              <text:p text:style-name="P21">Id selector</text:p>
            </text:list-item>
            <text:list-item>
              <text:p text:style-name="P21">class</text:p>
            </text:list-item>
            <text:list-item>
              <text:p text:style-name="P21">tag</text:p>
            </text:list-item>
            <text:list-item>
              <text:p text:style-name="P21">*</text:p>
            </text:list-item>
          </text:list>
        </text:list-item>
        <text:list-item>
          <text:p text:style-name="P22">CSS Selector: <text:span text:style-name="T12">check </text:span><text:a xlink:type="simple" xlink:href="https://www.w3.org/TR/CSS21/selector.html#pattern-matching" text:style-name="Internet_20_link" text:visited-style-name="Visited_20_Internet_20_Link">https://www.w3.org/TR/CSS21/selector.html#pattern-matching</text:a></text:p>
        </text:list-item>
      </text:list>
      <text:p text:style-name="P8"/>
      <text:h text:style-name="P9" text:outline-level="1">Day 04</text:h>
      <text:list xml:id="list582691287" text:style-name="L6">
        <text:list-item>
          <text:p text:style-name="P23">CSS float</text:p>
        </text:list-item>
        <text:list-item>
          <text:p text:style-name="P23"><text:span text:style-name="T21">CSS </text:span>position properties</text:p>
        </text:list-item>
        <text:list-item>
          <text:p text:style-name="P24"><text:a xlink:type="simple" xlink:href="https://developer.mozilla.org/en-US/docs/Web/CSS/CSS_Positioning/Understanding_z_index/Stacking_without_z-index" text:style-name="Internet_20_link" text:visited-style-name="Visited_20_Internet_20_Link">Stacking without z-index</text:a></text:p>
        </text:list-item>
        <text:list-item>
          <text:p text:style-name="P24"><text:a xlink:type="simple" xlink:href="https://developer.mozilla.org/en-US/docs/Web/CSS/CSS_Positioning/Understanding_z_index/Adding_z-index" text:style-name="Internet_20_link" text:visited-style-name="Visited_20_Internet_20_Link">Using z-index</text:a></text:p>
        </text:list-item>
        <text:list-item>
          <text:p text:style-name="P24"><text:a xlink:type="simple" xlink:href="https://developer.mozilla.org/en-US/docs/Web/CSS/CSS_Positioning/Understanding_z_index/The_stacking_context" text:style-name="Internet_20_link" text:visited-style-name="Visited_20_Internet_20_Link">Stacking context</text:a></text:p>
        </text:list-item>
        <text:list-item>
          <text:p text:style-name="P24"><text:a xlink:type="simple" xlink:href="https://developer.mozilla.org/en-US/docs/Web/CSS/CSS_Positioning/Understanding_z_index/Stacking_and_float" text:style-name="Internet_20_link" text:visited-style-name="Visited_20_Internet_20_Link">Stacking with floated blocks</text:a></text:p>
        </text:list-item>
        <text:list-item>
          <text:p text:style-name="P26"><text:span text:style-name="T16">CSS </text:span><text:a xlink:type="simple" xlink:href="https://developer.mozilla.org/en-US/docs/Web/CSS/Pseudo-classes" text:style-name="Internet_20_link" text:visited-style-name="Visited_20_Internet_20_Link"><text:span text:style-name="T14">Pseudo-classes</text:span></text:a><text:span text:style-name="T14"> </text:span><text:span text:style-name="T17">and </text:span><text:a xlink:type="simple" xlink:href="https://developer.mozilla.org/en-US/docs/Web/CSS/Pseudo-elements" text:style-name="Internet_20_link" text:visited-style-name="Visited_20_Internet_20_Link"><text:span text:style-name="T17">Pseudo-elements</text:span></text:a></text:p>
        </text:list-item>
        <text:list-item>
          <text:p text:style-name="P24">HTML5 form</text:p>
          <text:list>
            <text:list-item>
              <text:p text:style-name="P24">describe method and action</text:p>
            </text:list-item>
            <text:list-item>
              <text:p text:style-name="P24">enctype</text:p>
            </text:list-item>
            <text:list-item>
              <text:p text:style-name="P27"><text:a xlink:type="simple" xlink:href="https://developer.mozilla.org/en-US/docs/Learn/Forms/HTML5_input_types" text:style-name="Internet_20_link" text:visited-style-name="Visited_20_Internet_20_Link"><text:span text:style-name="T15">Input </text:span></text:a><text:a xlink:type="simple" xlink:href="https://developer.mozilla.org/en-US/docs/Learn/Forms/HTML5_input_types" text:style-name="Internet_20_link" text:visited-style-name="Visited_20_Internet_20_Link"><text:span text:style-name="T19">T</text:span></text:a><text:span text:style-name="T19">ypes</text:span></text:p>
            </text:list-item>
            <text:list-item>
              <text:p text:style-name="P28"><text:a xlink:type="simple" xlink:href="https://developer.mozilla.org/en-US/docs/Web/HTML/Element/input" text:style-name="Internet_20_link" text:visited-style-name="Visited_20_Internet_20_Link"><text:span text:style-name="T20">I</text:span></text:a><text:a xlink:type="simple" xlink:href="https://developer.mozilla.org/en-US/docs/Web/HTML/Element/input" text:style-name="Internet_20_link" text:visited-style-name="Visited_20_Internet_20_Link"><text:span text:style-name="T18">nput Type Reference</text:span></text:a></text:p>
            </text:list-item>
            <text:list-item>
              <text:p text:style-name="P28"><text:a xlink:type="simple" xlink:href="https://developer.mozilla.org/en-US/docs/Learn/Forms/Other_form_controls" text:style-name="Internet_20_link" text:visited-style-name="Visited_20_Internet_20_Link"><text:span text:style-name="T13">Other form controls</text:span></text:a></text:p>
            </text:list-item>
          </text:list>
        </text:list-item>
      </text:list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9:46:32.961684647</meta:creation-date>
    <dc:date>2021-06-10T14:44:39.946570781</dc:date>
    <meta:editing-duration>PT3H41M33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5" meta:paragraph-count="54" meta:word-count="182" meta:character-count="1026" meta:non-whitespace-character-count="938"/>
  </office:meta>
</office:document-meta>
</file>